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327" officeooo:paragraph-rsid="0004b327" style:font-weight-asian="bold" style:font-weight-complex="bold"/>
    </style:style>
    <style:style style:name="P2" style:family="paragraph" style:parent-style-name="Standard" style:list-style-name="L1">
      <style:text-properties officeooo:paragraph-rsid="0004c4da"/>
    </style:style>
    <style:style style:name="P3" style:family="paragraph" style:parent-style-name="Standard" style:list-style-name="L1">
      <style:text-properties officeooo:paragraph-rsid="0006739a"/>
    </style:style>
    <style:style style:name="P4" style:family="paragraph" style:parent-style-name="Standard" style:list-style-name="L1">
      <style:text-properties officeooo:rsid="0004b327" officeooo:paragraph-rsid="0004b327"/>
    </style:style>
    <style:style style:name="P5" style:family="paragraph" style:parent-style-name="Standard" style:list-style-name="L1">
      <style:text-properties officeooo:rsid="0004c4da" officeooo:paragraph-rsid="0004c4da"/>
    </style:style>
    <style:style style:name="T1" style:family="text">
      <style:text-properties officeooo:rsid="0004c4da"/>
    </style:style>
    <style:style style:name="T2" style:family="text">
      <style:text-properties officeooo:rsid="0006739a"/>
    </style:style>
    <style:style style:name="T3" style:family="text">
      <style:text-properties officeooo:rsid="0006d4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String</text:p>
      <text:p text:style-name="P1"/>
      <text:list text:style-name="L1">
        <text:list-item>
          <text:p text:style-name="P4">Haced un menú que le permita al usuario elegir entre 10 opciones con las que podréis poner en práctica las funciones sobre String vistas en clase (len, concatenar, indexar[], [:], [: :], case (lower, upper, capitalize, swapcase), fstring, count, in, isalpha, isalnum</text:p>
        </text:list-item>
        <text:list-item>
          <text:p text:style-name="P4">Pedir un usuario y contraseña y decir si es correcto o no.</text:p>
        </text:list-item>
        <text:list-item>
          <text:p text:style-name="P4">Pedir al usuario una palabra y decir si es palíndromo o no.</text:p>
        </text:list-item>
        <text:list-item>
          <text:p text:style-name="P4">Pedir al usuario una frase y decir cuántas palabras tiene.</text:p>
        </text:list-item>
        <text:list-item>
          <text:p text:style-name="P4">Pedir al usuario que introduzca una frase y luego preguntar cuántos caracteres quiere que le muestre por la izquierda o por la derecha</text:p>
        </text:list-item>
        <text:list-item>
          <text:p text:style-name="P4">Programa que solicita al usuario una frase y a continuación una palabra y muestra al usuario cuántas veces aparece esa palabra en la frase</text:p>
        </text:list-item>
        <text:list-item>
          <text:p text:style-name="P4">Programa que codifica una palabra introducir por el usuario. (algoritmo de codificación libre)</text:p>
        </text:list-item>
        <text:list-item>
          <text:p text:style-name="P4">Programa que <text:span text:style-name="T1">genere </text:span>una matrícula <text:span text:style-name="T1">aleatoria en el formato </text:span>0000AAA <text:s/><text:span text:style-name="T1">(utilizar random.choice sobre un String o cadena que contenga los números del 0 al 9 y otra que contenga las letras del alfabeto)</text:span></text:p>
        </text:list-item>
        <text:list-item>
          <text:p text:style-name="P5">Generar la secuencia con el uso de formateo 0000 0001 … 9999 </text:p>
          <text:p text:style-name="P2"><text:span text:style-name="T1">Nota: utilizar el formateo, por ejemplo la variable </text:span>numeroCeros = f"{numero:04}" , <text:span text:style-name="T1">almacena el valor de la variable numero siempre con cuatro cifras, si es más pequeño lo rellena con ceros.</text:span></text:p>
        </text:list-item>
        <text:list-item>
          <text:p text:style-name="P3"><text:span text:style-name="T2">Programa generador de matrículas de España, desde la 0000BBB hasta la 9999ZZZ. Utilizar las funciones </text:span>chr<text:span text:style-name="T3">(número)</text:span></text:p>
        </text:list-item>
        <text:list-item>
          <text:p text:style-name="P5">Adjuntar pantallazos de los ejerci<text:span text:style-name="T2">ci</text:span>os de cadenas de este enlace:</text:p>
          <text:p text:style-name="P5">https://aprendeconalf.es/docencia/python/ejercicios/cadenas/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9:07:35.583000000</meta:creation-date>
    <dc:date>2025-01-20T12:17:34.840000000</dc:date>
    <meta:editing-duration>PT17M19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253" meta:character-count="1535" meta:non-whitespace-character-count="1305"/>
  </office:meta>
</office:document-meta>
</file>